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paragraph-properties>
      <style:text-properties officeooo:rsid="00073899" officeooo:paragraph-rsid="00073899"/>
    </style:style>
    <style:style style:name="P2" style:family="paragraph" style:parent-style-name="Standard">
      <style:paragraph-properties fo:text-align="center" style:justify-single-word="false">
        <style:tab-stops/>
      </style:paragraph-properties>
      <style:text-properties officeooo:rsid="00073899" officeooo:paragraph-rsid="00073899"/>
    </style:style>
    <style:style style:name="P3" style:family="paragraph" style:parent-style-name="Standard">
      <style:paragraph-properties>
        <style:tab-stops/>
      </style:paragraph-properties>
      <style:text-properties officeooo:rsid="00083347" officeooo:paragraph-rsid="00083347"/>
    </style:style>
    <style:style style:name="P4" style:family="paragraph" style:parent-style-name="Standard">
      <style:paragraph-properties>
        <style:tab-stops/>
      </style:paragraph-properties>
      <style:text-properties officeooo:rsid="000ac740" officeooo:paragraph-rsid="000cdfae"/>
    </style:style>
    <style:style style:name="P5" style:family="paragraph" style:parent-style-name="Standard">
      <style:paragraph-properties>
        <style:tab-stops/>
      </style:paragraph-properties>
      <style:text-properties officeooo:rsid="000ac740" officeooo:paragraph-rsid="000ac740"/>
    </style:style>
    <style:style style:name="P6" style:family="paragraph" style:parent-style-name="Standard">
      <style:paragraph-properties fo:text-align="center" style:justify-single-word="false">
        <style:tab-stops/>
      </style:paragraph-properties>
      <style:text-properties officeooo:rsid="000b98e3" officeooo:paragraph-rsid="000b98e3"/>
    </style:style>
    <style:style style:name="P7" style:family="paragraph" style:parent-style-name="Standard">
      <style:paragraph-properties fo:text-align="center" style:justify-single-word="false">
        <style:tab-stops/>
      </style:paragraph-properties>
      <style:text-properties officeooo:rsid="000ce15c" officeooo:paragraph-rsid="000ce15c"/>
    </style:style>
    <style:style style:name="P8" style:family="paragraph" style:parent-style-name="Standard">
      <style:paragraph-properties>
        <style:tab-stops/>
      </style:paragraph-properties>
      <style:text-properties fo:font-size="14pt" style:text-underline-style="none" fo:font-weight="bold" officeooo:rsid="00083347" officeooo:paragraph-rsid="00083347" style:font-size-asian="14pt" style:font-weight-asian="bold" style:font-size-complex="14pt" style:font-weight-complex="bold"/>
    </style:style>
    <style:style style:name="P9" style:family="paragraph" style:parent-style-name="Standard">
      <style:paragraph-properties fo:text-align="start" style:justify-single-word="false">
        <style:tab-stops/>
      </style:paragraph-properties>
      <style:text-properties fo:font-size="14pt" style:text-underline-style="none" fo:font-weight="bold" officeooo:rsid="004624ce" officeooo:paragraph-rsid="004624ce" fo:background-color="transparent" style:font-size-asian="12.25pt" style:font-weight-asian="bold" style:font-size-complex="14pt" style:font-weight-complex="bold"/>
    </style:style>
    <style:style style:name="P10" style:family="paragraph" style:parent-style-name="Standard">
      <style:paragraph-properties fo:text-align="start" style:justify-single-word="false">
        <style:tab-stops/>
      </style:paragraph-properties>
      <style:text-properties fo:font-size="14pt" style:text-underline-style="none" fo:font-weight="bold" officeooo:rsid="00506113" officeooo:paragraph-rsid="00506113" fo:background-color="transparent" style:font-size-asian="12.25pt" style:font-weight-asian="bold" style:font-size-complex="14pt" style:font-weight-complex="bold"/>
    </style:style>
    <style:style style:name="P11" style:family="paragraph" style:parent-style-name="Standard">
      <style:paragraph-properties fo:text-align="start" style:justify-single-word="false">
        <style:tab-stops/>
      </style:paragraph-properties>
      <style:text-properties fo:font-size="14pt" style:text-underline-style="none" fo:font-weight="bold" officeooo:rsid="00537a30" officeooo:paragraph-rsid="00537a30" fo:background-color="transparent" style:font-size-asian="12.25pt" style:font-weight-asian="bold" style:font-size-complex="14pt" style:font-weight-complex="bold"/>
    </style:style>
    <style:style style:name="P12" style:family="paragraph" style:parent-style-name="Standard">
      <style:paragraph-properties fo:text-align="start" style:justify-single-word="false">
        <style:tab-stops/>
      </style:paragraph-properties>
      <style:text-properties fo:font-size="14pt" style:text-underline-style="none" fo:font-weight="bold" officeooo:rsid="00338b75" officeooo:paragraph-rsid="00338b75" fo:background-color="transparent" style:font-size-asian="12.25pt" style:font-weight-asian="bold" style:font-size-complex="14pt" style:font-weight-complex="bold"/>
    </style:style>
    <style:style style:name="P13" style:family="paragraph" style:parent-style-name="Standard">
      <style:paragraph-properties>
        <style:tab-stops/>
      </style:paragraph-properties>
      <style:text-properties fo:font-size="14pt" style:text-underline-style="none" fo:font-weight="bold" officeooo:rsid="0066a8cf" officeooo:paragraph-rsid="0066a8cf" style:font-size-asian="12.25pt" style:font-weight-asian="bold" style:font-size-complex="14pt" style:font-weight-complex="bold"/>
    </style:style>
    <style:style style:name="P14" style:family="paragraph" style:parent-style-name="Standard">
      <style:paragraph-properties fo:text-align="start" style:justify-single-word="false">
        <style:tab-stops/>
      </style:paragraph-properties>
      <style:text-properties fo:font-size="14pt" style:text-underline-style="none" fo:font-weight="normal" officeooo:rsid="004624ce" officeooo:paragraph-rsid="004624ce" fo:background-color="transparent" style:font-size-asian="12.25pt" style:font-weight-asian="normal" style:font-size-complex="14pt" style:font-weight-complex="normal"/>
    </style:style>
    <style:style style:name="P15" style:family="paragraph" style:parent-style-name="Standard">
      <style:paragraph-properties fo:text-align="start" style:justify-single-word="false">
        <style:tab-stops/>
      </style:paragraph-properties>
      <style:text-properties fo:font-size="14pt" style:text-underline-style="none" fo:font-weight="normal" officeooo:rsid="004624ce" officeooo:paragraph-rsid="0048004c" fo:background-color="transparent" style:font-size-asian="12.25pt" style:font-weight-asian="normal" style:font-size-complex="14pt" style:font-weight-complex="normal"/>
    </style:style>
    <style:style style:name="P16" style:family="paragraph" style:parent-style-name="Standard">
      <style:paragraph-properties fo:text-align="start" style:justify-single-word="false">
        <style:tab-stops/>
      </style:paragraph-properties>
      <style:text-properties fo:font-size="14pt" style:text-underline-style="none" fo:font-weight="normal" officeooo:rsid="00506113" officeooo:paragraph-rsid="00506113" fo:background-color="transparent" style:font-size-asian="12.25pt" style:font-weight-asian="normal" style:font-size-complex="14pt" style:font-weight-complex="normal"/>
    </style:style>
    <style:style style:name="P17" style:family="paragraph" style:parent-style-name="Standard">
      <style:paragraph-properties fo:text-align="start" style:justify-single-word="false">
        <style:tab-stops/>
      </style:paragraph-properties>
      <style:text-properties fo:font-size="14pt" fo:font-weight="bold" officeooo:rsid="001e942a" officeooo:paragraph-rsid="001e942a" style:font-size-asian="12.25pt" style:font-weight-asian="bold" style:font-size-complex="14pt" style:font-weight-complex="bold"/>
    </style:style>
    <style:style style:name="P18" style:family="paragraph" style:parent-style-name="Standard">
      <style:paragraph-properties>
        <style:tab-stops/>
      </style:paragraph-properties>
      <style:text-properties fo:font-size="14pt" officeooo:rsid="006c54d6" officeooo:paragraph-rsid="006c54d6" style:font-size-asian="12.25pt" style:font-size-complex="14pt"/>
    </style:style>
    <style:style style:name="P19" style:family="paragraph" style:parent-style-name="Standard">
      <style:paragraph-properties>
        <style:tab-stops/>
      </style:paragraph-properties>
      <style:text-properties officeooo:rsid="00145c84" officeooo:paragraph-rsid="00145c84"/>
    </style:style>
    <style:style style:name="P20" style:family="paragraph" style:parent-style-name="Standard">
      <style:paragraph-properties fo:text-align="center" style:justify-single-word="false">
        <style:tab-stops/>
      </style:paragraph-properties>
      <style:text-properties officeooo:rsid="001b48a1" officeooo:paragraph-rsid="001b48a1"/>
    </style:style>
    <style:style style:name="P21" style:family="paragraph" style:parent-style-name="Standard">
      <style:paragraph-properties fo:text-align="start" style:justify-single-word="false">
        <style:tab-stops/>
      </style:paragraph-properties>
      <style:text-properties fo:font-size="12pt" officeooo:rsid="001ca3c9" officeooo:paragraph-rsid="001ca3c9" style:font-size-asian="10.5pt" style:font-size-complex="12pt"/>
    </style:style>
    <style:style style:name="P22" style:family="paragraph" style:parent-style-name="Standard">
      <style:paragraph-properties>
        <style:tab-stops/>
      </style:paragraph-properties>
      <style:text-properties fo:font-size="12pt" officeooo:rsid="0065d2a5" officeooo:paragraph-rsid="0065d2a5" style:font-size-asian="10.5pt" style:font-size-complex="12pt"/>
    </style:style>
    <style:style style:name="P23" style:family="paragraph" style:parent-style-name="Standard">
      <style:paragraph-properties>
        <style:tab-stops/>
      </style:paragraph-properties>
      <style:text-properties fo:font-size="12pt" officeooo:rsid="0066a8cf" officeooo:paragraph-rsid="0066a8cf" style:font-size-asian="10.5pt" style:font-size-complex="12pt"/>
    </style:style>
    <style:style style:name="P24" style:family="paragraph" style:parent-style-name="Standard">
      <style:paragraph-properties fo:text-align="start" style:justify-single-word="false">
        <style:tab-stops/>
      </style:paragraph-properties>
      <style:text-properties fo:font-size="12pt" fo:font-weight="bold" officeooo:rsid="001e942a" officeooo:paragraph-rsid="001e942a" style:font-size-asian="10.5pt" style:font-weight-asian="bold" style:font-size-complex="12pt" style:font-weight-complex="bold"/>
    </style:style>
    <style:style style:name="P25" style:family="paragraph" style:parent-style-name="Standard">
      <style:paragraph-properties fo:text-align="start" style:justify-single-word="false">
        <style:tab-stops/>
      </style:paragraph-properties>
      <style:text-properties fo:font-size="12pt" fo:font-weight="bold" officeooo:rsid="00259883" officeooo:paragraph-rsid="00259883" style:font-size-asian="10.5pt" style:font-weight-asian="bold" style:font-size-complex="12pt" style:font-weight-complex="bold"/>
    </style:style>
    <style:style style:name="P26" style:family="paragraph" style:parent-style-name="Standard">
      <style:paragraph-properties fo:text-align="start" style:justify-single-word="false">
        <style:tab-stops/>
      </style:paragraph-properties>
      <style:text-properties fo:font-size="12pt" fo:font-weight="bold" officeooo:rsid="00259883" officeooo:paragraph-rsid="00b463c0" style:font-size-asian="10.5pt" style:font-weight-asian="bold" style:font-size-complex="12pt" style:font-weight-complex="bold"/>
    </style:style>
    <style:style style:name="P27" style:family="paragraph" style:parent-style-name="Standard">
      <style:paragraph-properties fo:text-align="start" style:justify-single-word="false">
        <style:tab-stops/>
      </style:paragraph-properties>
      <style:text-properties fo:font-size="12pt" fo:font-weight="normal" officeooo:rsid="001e942a" officeooo:paragraph-rsid="001e942a" style:font-size-asian="10.5pt" style:font-weight-asian="normal" style:font-size-complex="12pt" style:font-weight-complex="normal"/>
    </style:style>
    <style:style style:name="P28" style:family="paragraph" style:parent-style-name="Standard">
      <style:paragraph-properties fo:text-align="start" style:justify-single-word="false">
        <style:tab-stops/>
      </style:paragraph-properties>
      <style:text-properties fo:font-size="12pt" fo:font-weight="normal" officeooo:rsid="0024ebbb" officeooo:paragraph-rsid="001e942a" style:font-size-asian="10.5pt" style:font-weight-asian="normal" style:font-size-complex="12pt" style:font-weight-complex="normal"/>
    </style:style>
    <style:style style:name="P29" style:family="paragraph" style:parent-style-name="Standard">
      <style:paragraph-properties fo:text-align="start" style:justify-single-word="false">
        <style:tab-stops/>
      </style:paragraph-properties>
      <style:text-properties fo:font-size="12pt" fo:font-weight="normal" officeooo:rsid="00259883" officeooo:paragraph-rsid="00259883" style:font-size-asian="10.5pt" style:font-weight-asian="normal" style:font-size-complex="12pt" style:font-weight-complex="normal"/>
    </style:style>
    <style:style style:name="P30" style:family="paragraph" style:parent-style-name="Standard">
      <style:paragraph-properties fo:text-align="start" style:justify-single-word="false">
        <style:tab-stops/>
      </style:paragraph-properties>
      <style:text-properties fo:font-size="12pt" fo:font-weight="normal" officeooo:rsid="00338b75" officeooo:paragraph-rsid="00338b75" style:font-size-asian="10.5pt" style:font-weight-asian="normal" style:font-size-complex="12pt" style:font-weight-complex="normal"/>
    </style:style>
    <style:style style:name="P31" style:family="paragraph" style:parent-style-name="Standard">
      <style:paragraph-properties fo:text-align="start" style:justify-single-word="false">
        <style:tab-stops/>
      </style:paragraph-properties>
      <style:text-properties fo:font-size="12pt" fo:font-weight="normal" officeooo:rsid="00338b75" officeooo:paragraph-rsid="00338b75" fo:background-color="transparent" style:font-size-asian="10.5pt" style:font-weight-asian="normal" style:font-size-complex="12pt" style:font-weight-complex="normal"/>
    </style:style>
    <style:style style:name="P32" style:family="paragraph" style:parent-style-name="Standard">
      <style:paragraph-properties fo:text-align="start" style:justify-single-word="false">
        <style:tab-stops/>
      </style:paragraph-properties>
      <style:text-properties fo:font-size="12pt" fo:font-weight="normal" officeooo:rsid="00bb41fe" officeooo:paragraph-rsid="00bb41fe" fo:background-color="transparent" style:font-size-asian="10.5pt" style:font-weight-asian="normal" style:font-size-complex="12pt" style:font-weight-complex="normal"/>
    </style:style>
    <style:style style:name="P33" style:family="paragraph" style:parent-style-name="Standard">
      <style:paragraph-properties fo:text-align="start" style:justify-single-word="false">
        <style:tab-stops/>
      </style:paragraph-properties>
      <style:text-properties fo:font-size="12pt" fo:font-weight="normal" officeooo:rsid="00bd1b04" officeooo:paragraph-rsid="00bd1b04" fo:background-color="transparent" style:font-size-asian="10.5pt" style:font-weight-asian="normal" style:font-size-complex="12pt" style:font-weight-complex="normal"/>
    </style:style>
    <style:style style:name="P34" style:family="paragraph" style:parent-style-name="Standard">
      <style:paragraph-properties fo:text-align="start" style:justify-single-word="false">
        <style:tab-stops/>
      </style:paragraph-properties>
      <style:text-properties fo:font-size="12pt" style:text-underline-style="none" fo:font-weight="normal" officeooo:rsid="00305cbf" officeooo:paragraph-rsid="00259883" style:font-size-asian="10.5pt" style:font-weight-asian="normal" style:font-size-complex="12pt" style:font-weight-complex="normal"/>
    </style:style>
    <style:style style:name="P35" style:family="paragraph" style:parent-style-name="Standard">
      <style:paragraph-properties fo:text-align="center" style:justify-single-word="false">
        <style:tab-stops/>
      </style:paragraph-properties>
      <style:text-properties fo:font-size="12pt" style:text-underline-style="none" fo:font-weight="normal" officeooo:rsid="00338b75" officeooo:paragraph-rsid="00338b75" style:font-size-asian="10.5pt" style:font-weight-asian="normal" style:font-size-complex="12pt" style:font-weight-complex="normal"/>
    </style:style>
    <style:style style:name="P36" style:family="paragraph" style:parent-style-name="Standard">
      <style:paragraph-properties fo:text-align="start" style:justify-single-word="false">
        <style:tab-stops/>
      </style:paragraph-properties>
      <style:text-properties fo:font-size="12pt" style:text-underline-style="none" fo:font-weight="normal" officeooo:rsid="00338b75" officeooo:paragraph-rsid="00338b75" style:font-size-asian="10.5pt" style:font-weight-asian="normal" style:font-size-complex="12pt" style:font-weight-complex="normal"/>
    </style:style>
    <style:style style:name="P37" style:family="paragraph" style:parent-style-name="Standard">
      <style:paragraph-properties fo:text-align="start" style:justify-single-word="false">
        <style:tab-stops/>
      </style:paragraph-properties>
      <style:text-properties fo:font-size="12pt" style:text-underline-style="none" fo:font-weight="normal" officeooo:rsid="003b0d09" officeooo:paragraph-rsid="00338b75" style:font-size-asian="10.5pt" style:font-weight-asian="normal" style:font-size-complex="12pt" style:font-weight-complex="normal"/>
    </style:style>
    <style:style style:name="P38" style:family="paragraph" style:parent-style-name="Standard">
      <style:paragraph-properties>
        <style:tab-stops/>
      </style:paragraph-properties>
      <style:text-properties fo:font-size="12pt" style:text-underline-style="none" fo:font-weight="normal" officeooo:rsid="0066a8cf" officeooo:paragraph-rsid="0066a8cf" style:font-size-asian="10.5pt" style:font-weight-asian="normal" style:font-size-complex="12pt" style:font-weight-complex="normal"/>
    </style:style>
    <style:style style:name="P39" style:family="paragraph" style:parent-style-name="Standard">
      <style:paragraph-properties fo:text-align="start" style:justify-single-word="false">
        <style:tab-stops/>
      </style:paragraph-properties>
      <style:text-properties fo:font-size="12pt" style:text-underline-style="none" fo:font-weight="normal" officeooo:rsid="003d3e6d" officeooo:paragraph-rsid="00338b75" fo:background-color="transparent" style:font-size-asian="10.5pt" style:font-weight-asian="normal" style:font-size-complex="12pt" style:font-weight-complex="normal"/>
    </style:style>
    <style:style style:name="P40" style:family="paragraph" style:parent-style-name="Standard">
      <style:paragraph-properties fo:text-align="start" style:justify-single-word="false">
        <style:tab-stops/>
      </style:paragraph-properties>
      <style:text-properties fo:font-size="12pt" style:text-underline-style="none" fo:font-weight="normal" officeooo:rsid="004624ce" officeooo:paragraph-rsid="004624ce" fo:background-color="transparent" style:font-size-asian="10.5pt" style:font-weight-asian="normal" style:font-size-complex="12pt" style:font-weight-complex="normal"/>
    </style:style>
    <style:style style:name="P41" style:family="paragraph" style:parent-style-name="Standard">
      <style:paragraph-properties fo:text-align="start" style:justify-single-word="false">
        <style:tab-stops/>
      </style:paragraph-properties>
      <style:text-properties fo:font-size="12pt" style:text-underline-style="none" fo:font-weight="normal" officeooo:rsid="0051e0dd" officeooo:paragraph-rsid="00506113" fo:background-color="transparent" style:font-size-asian="10.5pt" style:font-weight-asian="normal" style:font-size-complex="12pt" style:font-weight-complex="normal"/>
    </style:style>
    <style:style style:name="P42" style:family="paragraph" style:parent-style-name="Standard">
      <style:paragraph-properties fo:text-align="start" style:justify-single-word="false">
        <style:tab-stops/>
      </style:paragraph-properties>
      <style:text-properties fo:font-size="12pt" style:text-underline-style="none" fo:font-weight="normal" officeooo:rsid="0050f7ff" officeooo:paragraph-rsid="00506113" fo:background-color="transparent" style:font-size-asian="10.5pt" style:font-weight-asian="normal" style:font-size-complex="12pt" style:font-weight-complex="normal"/>
    </style:style>
    <style:style style:name="P43" style:family="paragraph" style:parent-style-name="Standard">
      <style:paragraph-properties fo:text-align="start" style:justify-single-word="false">
        <style:tab-stops/>
      </style:paragraph-properties>
      <style:text-properties fo:font-size="12pt" style:text-underline-style="none" fo:font-weight="normal" officeooo:rsid="0050f7ff" officeooo:paragraph-rsid="0051e0dd" fo:background-color="transparent" style:font-size-asian="10.5pt" style:font-weight-asian="normal" style:font-size-complex="12pt" style:font-weight-complex="normal"/>
    </style:style>
    <style:style style:name="P44" style:family="paragraph" style:parent-style-name="Standard">
      <style:paragraph-properties fo:text-align="center" style:justify-single-word="false">
        <style:tab-stops/>
      </style:paragraph-properties>
      <style:text-properties fo:font-size="12pt" style:text-underline-style="none" fo:font-weight="normal" officeooo:rsid="00506113" officeooo:paragraph-rsid="00506113" fo:background-color="transparent" style:font-size-asian="12pt" style:font-weight-asian="normal" style:font-size-complex="12pt" style:font-weight-complex="normal"/>
    </style:style>
    <style:style style:name="P45" style:family="paragraph" style:parent-style-name="Standard">
      <style:paragraph-properties fo:text-align="start" style:justify-single-word="false">
        <style:tab-stops/>
      </style:paragraph-properties>
      <style:text-properties fo:font-size="12pt" style:text-underline-style="none" fo:font-weight="normal" officeooo:rsid="0048004c" officeooo:paragraph-rsid="0048004c" fo:background-color="transparent" style:font-size-asian="12pt" style:font-weight-asian="normal" style:font-size-complex="12pt" style:font-weight-complex="normal"/>
    </style:style>
    <style:style style:name="P46" style:family="paragraph" style:parent-style-name="Standard">
      <style:paragraph-properties>
        <style:tab-stops/>
      </style:paragraph-properties>
      <style:text-properties officeooo:rsid="000bd5d8" officeooo:paragraph-rsid="000cdfae"/>
    </style:style>
    <style:style style:name="P47" style:family="paragraph" style:parent-style-name="Standard">
      <style:paragraph-properties>
        <style:tab-stops/>
      </style:paragraph-properties>
      <style:text-properties officeooo:rsid="000bd5d8" officeooo:paragraph-rsid="000f498b"/>
    </style:style>
    <style:style style:name="P48" style:family="paragraph" style:parent-style-name="Standard">
      <style:paragraph-properties fo:text-align="center" style:justify-single-word="false">
        <style:tab-stops/>
      </style:paragraph-properties>
      <style:text-properties fo:font-size="24pt" officeooo:rsid="0044b08c" officeooo:paragraph-rsid="0044b08c" style:font-size-asian="21pt" style:font-size-complex="24pt"/>
    </style:style>
    <style:style style:name="P49" style:family="paragraph" style:parent-style-name="Standard">
      <style:paragraph-properties>
        <style:tab-stops/>
      </style:paragraph-properties>
      <style:text-properties fo:font-size="24pt" officeooo:rsid="006c54d6" officeooo:paragraph-rsid="006c54d6" style:font-size-asian="21pt" style:font-size-complex="24pt"/>
    </style:style>
    <style:style style:name="P50" style:family="paragraph" style:parent-style-name="Standard">
      <style:paragraph-properties>
        <style:tab-stops/>
      </style:paragraph-properties>
      <style:text-properties fo:font-size="24pt" officeooo:rsid="006c54d6" officeooo:paragraph-rsid="00934a53" style:font-size-asian="21pt" style:font-size-complex="24pt"/>
    </style:style>
    <style:style style:name="P51" style:family="paragraph" style:parent-style-name="Standard">
      <style:paragraph-properties>
        <style:tab-stops/>
      </style:paragraph-properties>
      <style:text-properties fo:font-size="24pt" officeooo:rsid="006c54d6" officeooo:paragraph-rsid="00963d7d" style:font-size-asian="21pt" style:font-size-complex="24pt"/>
    </style:style>
    <style:style style:name="P52" style:family="paragraph" style:parent-style-name="Standard">
      <style:paragraph-properties>
        <style:tab-stops/>
      </style:paragraph-properties>
      <style:text-properties fo:font-size="24pt" officeooo:rsid="006c54d6" officeooo:paragraph-rsid="009dacb3" style:font-size-asian="21pt" style:font-size-complex="24pt"/>
    </style:style>
    <style:style style:name="P53" style:family="paragraph" style:parent-style-name="Standard">
      <style:paragraph-properties>
        <style:tab-stops/>
      </style:paragraph-properties>
      <style:text-properties fo:font-size="24pt" officeooo:rsid="006c54d6" officeooo:paragraph-rsid="00a4962d" style:font-size-asian="21pt" style:font-size-complex="24pt"/>
    </style:style>
    <style:style style:name="P54" style:family="paragraph" style:parent-style-name="Standard">
      <style:paragraph-properties>
        <style:tab-stops/>
      </style:paragraph-properties>
      <style:text-properties fo:font-size="24pt" officeooo:rsid="006c54d6" officeooo:paragraph-rsid="00a962b4" style:font-size-asian="21pt" style:font-size-complex="24pt"/>
    </style:style>
    <style:style style:name="P55" style:family="paragraph" style:parent-style-name="Standard">
      <style:paragraph-properties>
        <style:tab-stops/>
      </style:paragraph-properties>
      <style:text-properties fo:font-size="24pt" officeooo:rsid="009e95a4" officeooo:paragraph-rsid="009e95a4" style:font-size-asian="21pt" style:font-size-complex="24pt"/>
    </style:style>
    <style:style style:name="P56" style:family="paragraph" style:parent-style-name="Standard">
      <style:paragraph-properties fo:text-align="center" style:justify-single-word="false">
        <style:tab-stops/>
      </style:paragraph-properties>
      <style:text-properties officeooo:rsid="0049e367" officeooo:paragraph-rsid="000b98e3"/>
    </style:style>
    <style:style style:name="P57" style:family="paragraph" style:parent-style-name="Standard">
      <style:paragraph-properties fo:text-align="center" style:justify-single-word="false">
        <style:tab-stops/>
      </style:paragraph-properties>
      <style:text-properties officeooo:rsid="0061d10c" officeooo:paragraph-rsid="0061d10c"/>
    </style:style>
    <style:style style:name="P58" style:family="paragraph" style:parent-style-name="Standard">
      <style:paragraph-properties>
        <style:tab-stops/>
      </style:paragraph-properties>
      <style:text-properties officeooo:rsid="00265034" officeooo:paragraph-rsid="00647c5d"/>
    </style:style>
    <style:style style:name="P59" style:family="paragraph" style:parent-style-name="Standard">
      <style:paragraph-properties>
        <style:tab-stops/>
      </style:paragraph-properties>
      <style:text-properties officeooo:rsid="00265034" officeooo:paragraph-rsid="006c54d6"/>
    </style:style>
    <style:style style:name="P60" style:family="paragraph" style:parent-style-name="Standard">
      <style:paragraph-properties>
        <style:tab-stops/>
      </style:paragraph-properties>
      <style:text-properties officeooo:rsid="00265034" officeooo:paragraph-rsid="00b35d55"/>
    </style:style>
    <style:style style:name="P61" style:family="paragraph" style:parent-style-name="Standard">
      <style:paragraph-properties fo:text-align="center" style:justify-single-word="false">
        <style:tab-stops/>
      </style:paragraph-properties>
      <style:text-properties officeooo:rsid="0068f7ab" officeooo:paragraph-rsid="0068f7ab"/>
    </style:style>
    <style:style style:name="P62" style:family="paragraph" style:parent-style-name="Standard">
      <style:paragraph-properties>
        <style:tab-stops/>
      </style:paragraph-properties>
      <style:text-properties officeooo:rsid="000903eb" officeooo:paragraph-rsid="0074a231"/>
    </style:style>
    <style:style style:name="P63"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ab-stops/>
      </style:paragraph-properties>
      <style:text-properties officeooo:rsid="000b98e3" officeooo:paragraph-rsid="000b98e3"/>
    </style:style>
    <style:style style:name="P64"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ab-stops/>
      </style:paragraph-properties>
      <style:text-properties fo:font-size="24pt" officeooo:rsid="000cdfae" officeooo:paragraph-rsid="000cdfae" style:font-size-asian="21pt" style:font-size-complex="24pt"/>
    </style:style>
    <style:style style:name="P65"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ab-stops/>
      </style:paragraph-properties>
      <style:text-properties fo:font-size="24pt" officeooo:rsid="0066a8cf" officeooo:paragraph-rsid="0066a8cf" style:font-size-asian="21pt" style:font-size-complex="24pt"/>
    </style:style>
    <style:style style:name="P66"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ab-stops/>
      </style:paragraph-properties>
      <style:text-properties fo:font-size="24pt" officeooo:rsid="006c54d6" officeooo:paragraph-rsid="006c54d6" style:font-size-asian="21pt" style:font-size-complex="24pt"/>
    </style:style>
    <style:style style:name="P67"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ab-stops/>
      </style:paragraph-properties>
      <style:text-properties fo:font-size="24pt" style:text-underline-style="none" fo:font-weight="normal" officeooo:rsid="006c54d6" officeooo:paragraph-rsid="006c54d6" style:font-size-asian="21pt" style:font-weight-asian="normal" style:font-size-complex="24pt" style:font-weight-complex="normal"/>
    </style:style>
    <style:style style:name="P68"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ab-stops/>
      </style:paragraph-properties>
      <style:text-properties fo:font-size="24pt" style:text-underline-style="none" fo:font-weight="normal" officeooo:rsid="006c54d6" officeooo:paragraph-rsid="006c54d6" fo:background-color="transparent" style:font-size-asian="21pt" style:font-weight-asian="normal" style:font-size-complex="24pt" style:font-weight-complex="normal"/>
    </style:style>
    <style:style style:name="P69" style:family="paragraph" style:parent-style-name="Standard">
      <style:paragraph-properties fo:text-align="start" style:justify-single-word="false">
        <style:tab-stops/>
      </style:paragraph-properties>
      <style:text-properties fo:font-size="14pt" fo:font-weight="bold" officeooo:rsid="00609bc1" officeooo:paragraph-rsid="007108c8" style:font-size-asian="12.25pt" style:font-weight-asian="bold" style:font-size-complex="14pt" style:font-weight-complex="bold"/>
    </style:style>
    <style:style style:name="P70" style:family="paragraph" style:parent-style-name="Standard">
      <style:paragraph-properties fo:text-align="start" style:justify-single-word="false">
        <style:tab-stops/>
      </style:paragraph-properties>
      <style:text-properties fo:font-size="14pt" fo:font-weight="bold" officeooo:rsid="0049e367" officeooo:paragraph-rsid="0072c911" style:font-size-asian="12.25pt" style:font-weight-asian="bold" style:font-size-complex="14pt" style:font-weight-complex="bold"/>
    </style:style>
    <style:style style:name="P71" style:family="paragraph" style:parent-style-name="Standard">
      <style:paragraph-properties fo:text-align="start" style:justify-single-word="false">
        <style:tab-stops/>
      </style:paragraph-properties>
      <style:text-properties fo:font-size="14pt" style:text-underline-style="none" fo:font-weight="bold" officeooo:rsid="00537a30" officeooo:paragraph-rsid="00537a30" fo:background-color="transparent" style:font-size-asian="12.25pt" style:font-weight-asian="bold" style:font-size-complex="14pt" style:font-weight-complex="bold"/>
    </style:style>
    <style:style style:name="P72" style:family="paragraph" style:parent-style-name="Standard">
      <style:paragraph-properties fo:text-align="start" style:justify-single-word="false">
        <style:tab-stops/>
      </style:paragraph-properties>
      <style:text-properties fo:font-size="14pt" style:text-underline-style="none" fo:font-weight="bold" officeooo:rsid="00d67737" officeooo:paragraph-rsid="00d67737" fo:background-color="transparent" style:font-size-asian="12.25pt" style:font-weight-asian="bold" style:font-size-complex="14pt" style:font-weight-complex="bold"/>
    </style:style>
    <style:style style:name="P73" style:family="paragraph" style:parent-style-name="Standard">
      <style:paragraph-properties fo:text-align="start" style:justify-single-word="false">
        <style:tab-stops/>
      </style:paragraph-properties>
      <style:text-properties fo:font-size="14pt" style:text-underline-style="none" fo:font-weight="bold" officeooo:rsid="00d6e6d9" officeooo:paragraph-rsid="00d6e6d9" fo:background-color="transparent" style:font-size-asian="12.25pt" style:font-weight-asian="bold" style:font-size-complex="14pt" style:font-weight-complex="bold"/>
    </style:style>
    <style:style style:name="P74" style:family="paragraph" style:parent-style-name="Standard">
      <style:paragraph-properties>
        <style:tab-stops/>
      </style:paragraph-properties>
      <style:text-properties fo:font-size="12pt" officeooo:rsid="006c54d6" officeooo:paragraph-rsid="006c54d6" style:font-size-asian="10.5pt" style:font-size-complex="12pt"/>
    </style:style>
    <style:style style:name="P75" style:family="paragraph" style:parent-style-name="Standard">
      <style:paragraph-properties>
        <style:tab-stops/>
      </style:paragraph-properties>
      <style:text-properties fo:font-size="12pt" officeooo:rsid="009dacb3" officeooo:paragraph-rsid="009dacb3" style:font-size-asian="10.5pt" style:font-size-complex="12pt"/>
    </style:style>
    <style:style style:name="P76" style:family="paragraph" style:parent-style-name="Standard">
      <style:paragraph-properties>
        <style:tab-stops/>
      </style:paragraph-properties>
      <style:text-properties fo:font-size="12pt" officeooo:rsid="00a4962d" officeooo:paragraph-rsid="006c54d6" style:font-size-asian="10.5pt" style:font-size-complex="12pt"/>
    </style:style>
    <style:style style:name="P77" style:family="paragraph" style:parent-style-name="Standard">
      <style:paragraph-properties>
        <style:tab-stops/>
      </style:paragraph-properties>
      <style:text-properties fo:font-size="12pt" officeooo:rsid="00a4962d" officeooo:paragraph-rsid="00a4962d" style:font-size-asian="10.5pt" style:font-size-complex="12pt"/>
    </style:style>
    <style:style style:name="P78" style:family="paragraph" style:parent-style-name="Standard">
      <style:paragraph-properties>
        <style:tab-stops/>
      </style:paragraph-properties>
      <style:text-properties fo:font-size="12pt" officeooo:rsid="00a962b4" officeooo:paragraph-rsid="00a962b4" style:font-size-asian="10.5pt" style:font-size-complex="12pt"/>
    </style:style>
    <style:style style:name="P79" style:family="paragraph" style:parent-style-name="Standard">
      <style:paragraph-properties>
        <style:tab-stops/>
      </style:paragraph-properties>
      <style:text-properties fo:font-size="12pt" officeooo:rsid="00a55676" officeooo:paragraph-rsid="00a4962d" style:font-size-asian="10.5pt" style:font-size-complex="12pt"/>
    </style:style>
    <style:style style:name="P80" style:family="paragraph" style:parent-style-name="Standard">
      <style:paragraph-properties fo:text-align="start" style:justify-single-word="false">
        <style:tab-stops/>
      </style:paragraph-properties>
      <style:text-properties fo:font-size="12pt" style:text-underline-style="none" fo:font-weight="normal" officeooo:rsid="003d3e6d" officeooo:paragraph-rsid="00338b75" fo:background-color="transparent" style:font-size-asian="10.5pt" style:font-weight-asian="normal" style:font-size-complex="12pt" style:font-weight-complex="normal"/>
    </style:style>
    <style:style style:name="P81" style:family="paragraph" style:parent-style-name="Standard">
      <style:paragraph-properties fo:text-align="start" style:justify-single-word="false">
        <style:tab-stops/>
      </style:paragraph-properties>
      <style:text-properties fo:font-size="12pt" style:text-underline-style="none" fo:font-weight="normal" officeooo:rsid="00bd1b04" officeooo:paragraph-rsid="00bb41fe" fo:background-color="transparent" style:font-size-asian="10.5pt" style:font-weight-asian="normal" style:font-size-complex="12pt" style:font-weight-complex="normal"/>
    </style:style>
    <style:style style:name="P82" style:family="paragraph" style:parent-style-name="Standard">
      <style:paragraph-properties fo:text-align="start" style:justify-single-word="false">
        <style:tab-stops/>
      </style:paragraph-properties>
      <style:text-properties fo:font-size="12pt" style:text-underline-style="none" fo:font-weight="normal" officeooo:rsid="00d6e6d9" officeooo:paragraph-rsid="00d6e6d9" fo:background-color="transparent" style:font-size-asian="10.5pt" style:font-weight-asian="normal" style:font-size-complex="12pt" style:font-weight-complex="normal"/>
    </style:style>
    <style:style style:name="P83" style:family="paragraph" style:parent-style-name="Standard">
      <style:paragraph-properties fo:text-align="start" style:justify-single-word="false">
        <style:tab-stops/>
      </style:paragraph-properties>
      <style:text-properties fo:font-size="12pt" style:text-underline-style="none" fo:font-weight="normal" officeooo:rsid="004624ce" officeooo:paragraph-rsid="0048004c" fo:background-color="transparent" style:font-size-asian="12pt" style:font-weight-asian="normal" style:font-size-complex="12pt" style:font-weight-complex="normal"/>
    </style:style>
    <style:style style:name="P84" style:family="paragraph" style:parent-style-name="Standard">
      <style:paragraph-properties fo:text-align="start" style:justify-single-word="false">
        <style:tab-stops/>
      </style:paragraph-properties>
      <style:text-properties fo:font-size="12pt" style:text-underline-style="none" fo:font-weight="normal" officeooo:rsid="00c0ecd3" officeooo:paragraph-rsid="0048004c" fo:background-color="transparent" style:font-size-asian="12pt" style:font-weight-asian="normal" style:font-size-complex="12pt" style:font-weight-complex="normal"/>
    </style:style>
    <style:style style:name="P85" style:family="paragraph" style:parent-style-name="Standard">
      <style:paragraph-properties fo:text-align="start" style:justify-single-word="false">
        <style:tab-stops/>
      </style:paragraph-properties>
      <style:text-properties fo:font-size="12pt" style:text-underline-style="none" fo:font-weight="bold" officeooo:rsid="00506113" officeooo:paragraph-rsid="00506113" fo:background-color="transparent" style:font-size-asian="12pt" style:font-weight-asian="bold" style:font-size-complex="12pt" style:font-weight-complex="bold"/>
    </style:style>
    <style:style style:name="P86" style:family="paragraph" style:parent-style-name="Standard">
      <style:paragraph-properties fo:text-align="start" style:justify-single-word="false">
        <style:tab-stops/>
      </style:paragraph-properties>
      <style:text-properties fo:font-size="12pt" style:text-underline-style="none" fo:font-weight="bold" officeooo:rsid="00d67737" officeooo:paragraph-rsid="00d67737" fo:background-color="transparent" style:font-size-asian="12pt" style:font-weight-asian="bold" style:font-size-complex="12pt" style:font-weight-complex="bold"/>
    </style:style>
    <style:style style:name="P87" style:family="paragraph" style:parent-style-name="Standard">
      <style:paragraph-properties fo:text-align="start" style:justify-single-word="false">
        <style:tab-stops/>
      </style:paragraph-properties>
      <style:text-properties fo:font-size="12pt" style:text-underline-style="none" fo:font-weight="bold" officeooo:rsid="00d67737" officeooo:paragraph-rsid="00d67737" fo:background-color="transparent" style:font-size-asian="10.5pt" style:font-weight-asian="bold" style:font-size-complex="12pt" style:font-weight-complex="bold"/>
    </style:style>
    <style:style style:name="P88" style:family="paragraph" style:parent-style-name="Standard">
      <style:paragraph-properties>
        <style:tab-stops/>
      </style:paragraph-properties>
      <style:text-properties officeooo:rsid="00073899" officeooo:paragraph-rsid="00073899"/>
    </style:style>
    <style:style style:name="P89" style:family="paragraph" style:parent-style-name="Standard">
      <style:paragraph-properties fo:text-align="center" style:justify-single-word="false">
        <style:tab-stops/>
      </style:paragraph-properties>
      <style:text-properties officeooo:rsid="00073899" officeooo:paragraph-rsid="00073899"/>
    </style:style>
    <style:style style:name="P90" style:family="paragraph" style:parent-style-name="Standard">
      <style:text-properties fo:font-size="24pt" officeooo:rsid="0044b08c" officeooo:paragraph-rsid="0003700a" style:font-size-asian="21pt" style:font-size-complex="24pt"/>
    </style:style>
    <style:style style:name="P91" style:family="paragraph" style:parent-style-name="Standard">
      <style:paragraph-properties fo:text-align="center" style:justify-single-word="false">
        <style:tab-stops/>
      </style:paragraph-properties>
      <style:text-properties officeooo:rsid="00d42931" officeooo:paragraph-rsid="00d42931"/>
    </style:style>
    <style:style style:name="P92" style:family="paragraph" style:parent-style-name="Standard">
      <style:paragraph-properties fo:text-align="center" style:justify-single-word="false">
        <style:tab-stops/>
      </style:paragraph-properties>
      <style:text-properties officeooo:rsid="00d42931" officeooo:paragraph-rsid="00d4f8af"/>
    </style:style>
    <style:style style:name="P93" style:family="paragraph" style:parent-style-name="Standard">
      <style:paragraph-properties fo:text-align="center" style:justify-single-word="false">
        <style:tab-stops/>
      </style:paragraph-properties>
      <style:text-properties officeooo:rsid="00d4f8af" officeooo:paragraph-rsid="00d4f8af"/>
    </style:style>
    <style:style style:name="P94" style:family="paragraph" style:parent-style-name="Standard">
      <style:paragraph-properties fo:text-align="center" style:justify-single-word="false">
        <style:tab-stops/>
      </style:paragraph-properties>
      <style:text-properties fo:font-size="16pt" officeooo:rsid="00d42931" officeooo:paragraph-rsid="00d4f8af" style:font-size-asian="16pt" style:font-size-complex="16pt"/>
    </style:style>
    <style:style style:name="P95"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ab-stops/>
      </style:paragraph-properties>
      <style:text-properties fo:font-size="24pt" style:text-underline-style="none" fo:font-weight="bold" officeooo:rsid="00d67737" officeooo:paragraph-rsid="00d67737" fo:background-color="transparent" style:font-size-asian="21pt" style:font-weight-asian="bold" style:font-size-complex="24pt" style:font-weight-complex="bold"/>
    </style:style>
    <style:style style:name="T1" style:family="text">
      <style:text-properties officeooo:rsid="000bd5d8"/>
    </style:style>
    <style:style style:name="T2" style:family="text">
      <style:text-properties officeooo:rsid="0011066f"/>
    </style:style>
    <style:style style:name="T3" style:family="text">
      <style:text-properties officeooo:rsid="00188b43"/>
    </style:style>
    <style:style style:name="T4" style:family="text">
      <style:text-properties officeooo:rsid="0018f840"/>
    </style:style>
    <style:style style:name="T5" style:family="text">
      <style:text-properties officeooo:rsid="001b48a1"/>
    </style:style>
    <style:style style:name="T6" style:family="text">
      <style:text-properties fo:font-weight="normal" style:font-weight-asian="normal" style:font-weight-complex="normal"/>
    </style:style>
    <style:style style:name="T7" style:family="text">
      <style:text-properties fo:font-weight="normal" officeooo:rsid="00217f64" style:font-weight-asian="normal" style:font-weight-complex="normal"/>
    </style:style>
    <style:style style:name="T8" style:family="text">
      <style:text-properties fo:font-weight="normal" officeooo:rsid="00230203" style:font-weight-asian="normal" style:font-weight-complex="normal"/>
    </style:style>
    <style:style style:name="T9" style:family="text">
      <style:text-properties fo:font-weight="normal" officeooo:rsid="0024ebbb" style:font-weight-asian="normal" style:font-weight-complex="normal"/>
    </style:style>
    <style:style style:name="T10" style:family="text">
      <style:text-properties fo:font-weight="normal" officeooo:rsid="0027dab9" style:font-weight-asian="normal" style:font-weight-complex="normal"/>
    </style:style>
    <style:style style:name="T11" style:family="text">
      <style:text-properties fo:font-weight="normal" officeooo:rsid="0049e367" style:font-weight-asian="normal" style:font-weight-complex="normal"/>
    </style:style>
    <style:style style:name="T12" style:family="text">
      <style:text-properties fo:font-weight="normal" officeooo:rsid="00ca5eb6" style:font-weight-asian="normal" style:font-weight-complex="normal"/>
    </style:style>
    <style:style style:name="T13" style:family="text">
      <style:text-properties fo:font-weight="normal" officeooo:rsid="00cc1c48" style:font-weight-asian="normal" style:font-weight-complex="normal"/>
    </style:style>
    <style:style style:name="T14" style:family="text">
      <style:text-properties fo:font-weight="normal" officeooo:rsid="00cc4744" style:font-weight-asian="normal" style:font-weight-complex="normal"/>
    </style:style>
    <style:style style:name="T15" style:family="text">
      <style:text-properties fo:font-weight="normal" officeooo:rsid="00cc5929" style:font-weight-asian="normal" style:font-weight-complex="normal"/>
    </style:style>
    <style:style style:name="T16" style:family="text">
      <style:text-properties fo:font-weight="normal" officeooo:rsid="00ce2f7e" style:font-weight-asian="normal" style:font-weight-complex="normal"/>
    </style:style>
    <style:style style:name="T17" style:family="text">
      <style:text-properties fo:font-weight="normal" officeooo:rsid="00cfc6bb" style:font-weight-asian="normal" style:font-weight-complex="normal"/>
    </style:style>
    <style:style style:name="T18" style:family="text">
      <style:text-properties fo:font-weight="normal" officeooo:rsid="00d0fec3" style:font-weight-asian="normal" style:font-weight-complex="normal"/>
    </style:style>
    <style:style style:name="T19" style:family="text">
      <style:text-properties fo:font-weight="normal" officeooo:rsid="00d8bc7b" style:font-weight-asian="normal" style:font-weight-complex="normal"/>
    </style:style>
    <style:style style:name="T20" style:family="text">
      <style:text-properties fo:font-weight="normal" officeooo:rsid="00d95dca" style:font-weight-asian="normal" style:font-weight-complex="normal"/>
    </style:style>
    <style:style style:name="T21" style:family="text">
      <style:text-properties fo:font-weight="normal" officeooo:rsid="00db1bc7" style:font-weight-asian="normal" style:font-weight-complex="normal"/>
    </style:style>
    <style:style style:name="T22" style:family="text">
      <style:text-properties fo:font-weight="normal" officeooo:rsid="00dd1a2d" style:font-weight-asian="normal" style:font-weight-complex="normal"/>
    </style:style>
    <style:style style:name="T23" style:family="text">
      <style:text-properties officeooo:rsid="00230eb5"/>
    </style:style>
    <style:style style:name="T24" style:family="text">
      <style:text-properties style:text-underline-style="solid" style:text-underline-width="auto" style:text-underline-color="font-color" fo:font-weight="normal" officeooo:rsid="0027dab9" style:font-weight-asian="normal" style:font-weight-complex="normal"/>
    </style:style>
    <style:style style:name="T25" style:family="text">
      <style:text-properties style:text-underline-style="solid" style:text-underline-width="auto" style:text-underline-color="font-color" fo:font-weight="normal" officeooo:rsid="0028b37a" style:font-weight-asian="normal" style:font-weight-complex="normal"/>
    </style:style>
    <style:style style:name="T26" style:family="text">
      <style:text-properties style:text-underline-style="none"/>
    </style:style>
    <style:style style:name="T27" style:family="text">
      <style:text-properties style:text-underline-style="none" fo:font-weight="normal" officeooo:rsid="0027dab9" style:font-weight-asian="normal" style:font-weight-complex="normal"/>
    </style:style>
    <style:style style:name="T28" style:family="text">
      <style:text-properties style:text-underline-style="none" fo:font-weight="normal" officeooo:rsid="002a0070" style:font-weight-asian="normal" style:font-weight-complex="normal"/>
    </style:style>
    <style:style style:name="T29" style:family="text">
      <style:text-properties style:text-underline-style="none" fo:font-weight="normal" officeooo:rsid="002ab3d0" style:font-weight-asian="normal" style:font-weight-complex="normal"/>
    </style:style>
    <style:style style:name="T30" style:family="text">
      <style:text-properties style:text-underline-style="none" fo:font-weight="normal" officeooo:rsid="00305cbf" style:font-weight-asian="normal" style:font-weight-complex="normal"/>
    </style:style>
    <style:style style:name="T31" style:family="text">
      <style:text-properties style:text-underline-style="none" fo:font-weight="normal" officeooo:rsid="0049e367" style:font-weight-asian="normal" style:font-weight-complex="normal"/>
    </style:style>
    <style:style style:name="T32" style:family="text">
      <style:text-properties style:text-underline-style="none" fo:font-weight="normal" officeooo:rsid="00b45081" style:font-weight-asian="normal" style:font-weight-complex="normal"/>
    </style:style>
    <style:style style:name="T33" style:family="text">
      <style:text-properties style:text-underline-style="none" fo:font-weight="normal" officeooo:rsid="00b463c0" style:font-weight-asian="normal" style:font-weight-complex="normal"/>
    </style:style>
    <style:style style:name="T34" style:family="text">
      <style:text-properties style:text-underline-style="none" fo:font-weight="normal" officeooo:rsid="00b6f5da" style:font-weight-asian="normal" style:font-weight-complex="normal"/>
    </style:style>
    <style:style style:name="T35" style:family="text">
      <style:text-properties style:text-underline-style="none" fo:font-weight="normal" officeooo:rsid="00b87465" style:font-weight-asian="normal" style:font-weight-complex="normal"/>
    </style:style>
    <style:style style:name="T36" style:family="text">
      <style:text-properties style:text-underline-style="none" fo:font-weight="normal" officeooo:rsid="00b996a9" style:font-weight-asian="normal" style:font-weight-complex="normal"/>
    </style:style>
    <style:style style:name="T37" style:family="text">
      <style:text-properties style:text-underline-style="none" officeooo:rsid="00352139"/>
    </style:style>
    <style:style style:name="T38" style:family="text">
      <style:text-properties style:text-underline-style="none" officeooo:rsid="0036cc27"/>
    </style:style>
    <style:style style:name="T39" style:family="text">
      <style:text-properties style:text-underline-style="none" officeooo:rsid="003714ed"/>
    </style:style>
    <style:style style:name="T40" style:family="text">
      <style:text-properties style:text-underline-style="none" officeooo:rsid="00391484"/>
    </style:style>
    <style:style style:name="T41" style:family="text">
      <style:text-properties style:text-underline-style="none" officeooo:rsid="003b0d09"/>
    </style:style>
    <style:style style:name="T42" style:family="text">
      <style:text-properties style:text-underline-style="none" officeooo:rsid="003b6381"/>
    </style:style>
    <style:style style:name="T43" style:family="text">
      <style:text-properties style:text-underline-style="none" officeooo:rsid="003c9b3f"/>
    </style:style>
    <style:style style:name="T44" style:family="text">
      <style:text-properties style:text-underline-style="none" officeooo:rsid="003cdfeb"/>
    </style:style>
    <style:style style:name="T45" style:family="text">
      <style:text-properties style:text-underline-style="none" officeooo:rsid="003d3e6d"/>
    </style:style>
    <style:style style:name="T46" style:family="text">
      <style:text-properties style:text-underline-style="none" officeooo:rsid="003d3e6d" fo:background-color="#ffffff" loext:char-shading-value="0"/>
    </style:style>
    <style:style style:name="T47" style:family="text">
      <style:text-properties style:text-underline-style="none" officeooo:rsid="004624ce"/>
    </style:style>
    <style:style style:name="T48" style:family="text">
      <style:text-properties style:text-underline-style="none" officeooo:rsid="00b9e52e"/>
    </style:style>
    <style:style style:name="T49" style:family="text">
      <style:text-properties style:text-underline-style="none" officeooo:rsid="003cdfeb" fo:background-color="transparent" loext:char-shading-value="0"/>
    </style:style>
    <style:style style:name="T50" style:family="text">
      <style:text-properties style:text-underline-style="none" officeooo:rsid="0041a1c5" fo:background-color="transparent" loext:char-shading-value="0"/>
    </style:style>
    <style:style style:name="T51" style:family="text">
      <style:text-properties style:text-underline-style="none" officeooo:rsid="00bd1b04"/>
    </style:style>
    <style:style style:name="T52" style:family="text">
      <style:text-properties style:text-underline-style="none" officeooo:rsid="00be96f5"/>
    </style:style>
    <style:style style:name="T53" style:family="text">
      <style:text-properties style:text-underline-style="none" officeooo:rsid="00c03c5b"/>
    </style:style>
    <style:style style:name="T54" style:family="text">
      <style:text-properties fo:font-size="12pt" fo:font-weight="normal" style:font-size-asian="10.5pt" style:font-weight-asian="normal" style:font-size-complex="12pt" style:font-weight-complex="normal"/>
    </style:style>
    <style:style style:name="T55" style:family="text">
      <style:text-properties fo:font-size="12pt" fo:font-weight="normal" officeooo:rsid="0050f7ff" style:font-size-asian="10.5pt" style:font-weight-asian="normal" style:font-size-complex="12pt" style:font-weight-complex="normal"/>
    </style:style>
    <style:style style:name="T56" style:family="text">
      <style:text-properties fo:font-size="12pt" fo:font-weight="normal" officeooo:rsid="0051e0dd" style:font-size-asian="10.5pt" style:font-weight-asian="normal" style:font-size-complex="12pt" style:font-weight-complex="normal"/>
    </style:style>
    <style:style style:name="T57" style:family="text">
      <style:text-properties fo:font-size="12pt" fo:font-weight="normal" officeooo:rsid="00543a64" style:font-size-asian="10.5pt" style:font-weight-asian="normal" style:font-size-complex="12pt" style:font-weight-complex="normal"/>
    </style:style>
    <style:style style:name="T58" style:family="text">
      <style:text-properties fo:font-size="12pt" fo:font-weight="normal" officeooo:rsid="00561dd8" style:font-size-asian="10.5pt" style:font-weight-asian="normal" style:font-size-complex="12pt" style:font-weight-complex="normal"/>
    </style:style>
    <style:style style:name="T59" style:family="text">
      <style:text-properties fo:font-size="12pt" fo:font-weight="normal" officeooo:rsid="00598bd2" style:font-size-asian="10.5pt" style:font-weight-asian="normal" style:font-size-complex="12pt" style:font-weight-complex="normal"/>
    </style:style>
    <style:style style:name="T60" style:family="text">
      <style:text-properties fo:font-size="12pt" fo:font-weight="normal" officeooo:rsid="00598bd2" style:font-size-asian="10.5pt" style:font-weight-asian="normal" style:font-size-complex="12pt" style:font-weight-complex="normal" fo:background-color="#ffffff"/>
    </style:style>
    <style:style style:name="T61" style:family="text">
      <style:text-properties fo:font-size="12pt" fo:font-weight="normal" officeooo:rsid="005b2d81" style:font-size-asian="10.5pt" style:font-weight-asian="normal" style:font-size-complex="12pt" style:font-weight-complex="normal"/>
    </style:style>
    <style:style style:name="T62" style:family="text">
      <style:text-properties fo:font-size="12pt" fo:font-weight="normal" officeooo:rsid="005c920d" style:font-size-asian="10.5pt" style:font-weight-asian="normal" style:font-size-complex="12pt" style:font-weight-complex="normal"/>
    </style:style>
    <style:style style:name="T63" style:family="text">
      <style:text-properties fo:font-size="12pt" fo:font-weight="normal" officeooo:rsid="005d895b" style:font-size-asian="10.5pt" style:font-weight-asian="normal" style:font-size-complex="12pt" style:font-weight-complex="normal"/>
    </style:style>
    <style:style style:name="T64" style:family="text">
      <style:text-properties fo:font-size="12pt" fo:font-weight="normal" officeooo:rsid="005e67c4" style:font-size-asian="10.5pt" style:font-weight-asian="normal" style:font-size-complex="12pt" style:font-weight-complex="normal"/>
    </style:style>
    <style:style style:name="T65" style:family="text">
      <style:text-properties fo:font-size="12pt" fo:font-weight="normal" officeooo:rsid="00c5a67b" style:font-size-asian="10.5pt" style:font-weight-asian="normal" style:font-size-complex="12pt" style:font-weight-complex="normal"/>
    </style:style>
    <style:style style:name="T66" style:family="text">
      <style:text-properties fo:font-size="12pt" fo:font-weight="normal" officeooo:rsid="00c5a67b" style:font-size-asian="10.5pt" style:font-weight-asian="normal" style:font-size-complex="12pt" style:font-weight-complex="normal" fo:background-color="#ffffff"/>
    </style:style>
    <style:style style:name="T67" style:family="text">
      <style:text-properties fo:font-size="12pt" fo:font-weight="normal" officeooo:rsid="00c5c6d4" style:font-size-asian="10.5pt" style:font-weight-asian="normal" style:font-size-complex="12pt" style:font-weight-complex="normal"/>
    </style:style>
    <style:style style:name="T68" style:family="text">
      <style:text-properties fo:font-size="12pt" fo:font-weight="normal" officeooo:rsid="00c6cff5" style:font-size-asian="10.5pt" style:font-weight-asian="normal" style:font-size-complex="12pt" style:font-weight-complex="normal"/>
    </style:style>
    <style:style style:name="T69" style:family="text">
      <style:text-properties fo:font-size="12pt" fo:font-weight="normal" officeooo:rsid="00d11be8" style:font-size-asian="10.5pt" style:font-weight-asian="normal" style:font-size-complex="12pt" style:font-weight-complex="normal"/>
    </style:style>
    <style:style style:name="T70" style:family="text">
      <style:text-properties fo:font-size="12pt" fo:font-weight="normal" officeooo:rsid="00d15f73" style:font-size-asian="10.5pt" style:font-weight-asian="normal" style:font-size-complex="12pt" style:font-weight-complex="normal"/>
    </style:style>
    <style:style style:name="T71" style:family="text">
      <style:text-properties fo:font-size="12pt" style:font-size-asian="12pt" style:font-size-complex="12pt"/>
    </style:style>
    <style:style style:name="T72" style:family="text">
      <style:text-properties fo:font-size="12pt" officeooo:rsid="00c0ecd3" style:font-size-asian="12pt" style:font-size-complex="12pt"/>
    </style:style>
    <style:style style:name="T73" style:family="text">
      <style:text-properties fo:font-size="12pt" officeooo:rsid="00c1982c" style:font-size-asian="12pt" style:font-size-complex="12pt"/>
    </style:style>
    <style:style style:name="T74" style:family="text">
      <style:text-properties fo:font-size="12pt" officeooo:rsid="00c21ba0" style:font-size-asian="12pt" style:font-size-complex="12pt"/>
    </style:style>
    <style:style style:name="T75" style:family="text">
      <style:text-properties fo:font-size="12pt" officeooo:rsid="00c2fb91" style:font-size-asian="12pt" style:font-size-complex="12pt"/>
    </style:style>
    <style:style style:name="T76" style:family="text">
      <style:text-properties fo:font-size="12pt" officeooo:rsid="00c4ac2e" style:font-size-asian="12pt" style:font-size-complex="12pt"/>
    </style:style>
    <style:style style:name="T77" style:family="text">
      <style:text-properties fo:font-size="12pt" officeooo:rsid="00c4f8b0" style:font-size-asian="12pt" style:font-size-complex="12pt"/>
    </style:style>
    <style:style style:name="T78" style:family="text">
      <style:text-properties fo:font-size="12pt" style:font-size-asian="10.5pt" style:font-size-complex="12pt"/>
    </style:style>
    <style:style style:name="T79" style:family="text">
      <style:text-properties fo:font-size="12pt" officeooo:rsid="008d2b80" style:font-size-asian="10.5pt" style:font-size-complex="12pt"/>
    </style:style>
    <style:style style:name="T80" style:family="text">
      <style:text-properties fo:font-size="12pt" officeooo:rsid="008d5fcc" style:font-size-asian="10.5pt" style:font-size-complex="12pt"/>
    </style:style>
    <style:style style:name="T81" style:family="text">
      <style:text-properties fo:font-size="12pt" officeooo:rsid="008f317c" style:font-size-asian="10.5pt" style:font-size-complex="12pt"/>
    </style:style>
    <style:style style:name="T82" style:family="text">
      <style:text-properties fo:font-size="12pt" officeooo:rsid="008f8ccf" style:font-size-asian="10.5pt" style:font-size-complex="12pt"/>
    </style:style>
    <style:style style:name="T83" style:family="text">
      <style:text-properties fo:font-size="12pt" officeooo:rsid="0091ab3f" style:font-size-asian="10.5pt" style:font-size-complex="12pt"/>
    </style:style>
    <style:style style:name="T84" style:family="text">
      <style:text-properties fo:font-size="12pt" officeooo:rsid="009226ad" style:font-size-asian="10.5pt" style:font-size-complex="12pt"/>
    </style:style>
    <style:style style:name="T85" style:family="text">
      <style:text-properties fo:font-size="12pt" officeooo:rsid="00934a53" style:font-size-asian="10.5pt" style:font-size-complex="12pt"/>
    </style:style>
    <style:style style:name="T86" style:family="text">
      <style:text-properties fo:font-size="12pt" officeooo:rsid="0094958e" style:font-size-asian="10.5pt" style:font-size-complex="12pt"/>
    </style:style>
    <style:style style:name="T87" style:family="text">
      <style:text-properties fo:font-size="12pt" officeooo:rsid="00963d7d" style:font-size-asian="10.5pt" style:font-size-complex="12pt"/>
    </style:style>
    <style:style style:name="T88" style:family="text">
      <style:text-properties fo:font-size="12pt" officeooo:rsid="00976c33" style:font-size-asian="10.5pt" style:font-size-complex="12pt"/>
    </style:style>
    <style:style style:name="T89" style:family="text">
      <style:text-properties fo:font-size="12pt" officeooo:rsid="0097bc5f" style:font-size-asian="10.5pt" style:font-size-complex="12pt"/>
    </style:style>
    <style:style style:name="T90" style:family="text">
      <style:text-properties fo:font-size="12pt" officeooo:rsid="00987614" style:font-size-asian="10.5pt" style:font-size-complex="12pt"/>
    </style:style>
    <style:style style:name="T91" style:family="text">
      <style:text-properties fo:font-size="12pt" officeooo:rsid="009a1f43" style:font-size-asian="10.5pt" style:font-size-complex="12pt"/>
    </style:style>
    <style:style style:name="T92" style:family="text">
      <style:text-properties fo:font-size="12pt" officeooo:rsid="009b3b01" style:font-size-asian="10.5pt" style:font-size-complex="12pt"/>
    </style:style>
    <style:style style:name="T93" style:family="text">
      <style:text-properties fo:font-size="12pt" officeooo:rsid="009d13d5" style:font-size-asian="10.5pt" style:font-size-complex="12pt"/>
    </style:style>
    <style:style style:name="T94" style:family="text">
      <style:text-properties fo:font-size="12pt" officeooo:rsid="009dacb3" style:font-size-asian="10.5pt" style:font-size-complex="12pt"/>
    </style:style>
    <style:style style:name="T95" style:family="text">
      <style:text-properties fo:font-size="12pt" officeooo:rsid="009f1405" style:font-size-asian="10.5pt" style:font-size-complex="12pt"/>
    </style:style>
    <style:style style:name="T96" style:family="text">
      <style:text-properties fo:font-size="12pt" officeooo:rsid="00a41ad5" style:font-size-asian="10.5pt" style:font-size-complex="12pt"/>
    </style:style>
    <style:style style:name="T97" style:family="text">
      <style:text-properties fo:font-size="12pt" officeooo:rsid="00a4962d" style:font-size-asian="10.5pt" style:font-size-complex="12pt"/>
    </style:style>
    <style:style style:name="T98" style:family="text">
      <style:text-properties fo:font-size="12pt" officeooo:rsid="00a55676" style:font-size-asian="10.5pt" style:font-size-complex="12pt"/>
    </style:style>
    <style:style style:name="T99" style:family="text">
      <style:text-properties fo:font-size="12pt" officeooo:rsid="00a89f98" style:font-size-asian="10.5pt" style:font-size-complex="12pt"/>
    </style:style>
    <style:style style:name="T100" style:family="text">
      <style:text-properties fo:font-size="12pt" officeooo:rsid="00a962b4" style:font-size-asian="10.5pt" style:font-size-complex="12pt"/>
    </style:style>
    <style:style style:name="T101" style:family="text">
      <style:text-properties fo:font-size="12pt" fo:font-style="normal" fo:font-weight="normal" officeooo:rsid="00543a64" style:font-size-asian="10.5pt" style:font-style-asian="normal" style:font-weight-asian="normal" style:font-size-complex="12pt" style:font-style-complex="normal" style:font-weight-complex="normal"/>
    </style:style>
    <style:style style:name="T102" style:family="text">
      <style:text-properties fo:font-size="12pt" fo:font-style="normal" fo:font-weight="normal" officeooo:rsid="00c5a67b" style:font-size-asian="10.5pt" style:font-style-asian="normal" style:font-weight-asian="normal" style:font-size-complex="12pt" style:font-style-complex="normal" style:font-weight-complex="normal"/>
    </style:style>
    <style:style style:name="T103" style:family="text">
      <style:text-properties officeooo:rsid="0048004c"/>
    </style:style>
    <style:style style:name="T104" style:family="text">
      <style:text-properties officeooo:rsid="0049d093"/>
    </style:style>
    <style:style style:name="T105" style:family="text">
      <style:text-properties officeooo:rsid="00609bc1"/>
    </style:style>
    <style:style style:name="T106" style:family="text">
      <style:text-properties officeooo:rsid="000b98e3"/>
    </style:style>
    <style:style style:name="T107" style:family="text">
      <style:text-properties officeooo:rsid="006296c1"/>
    </style:style>
    <style:style style:name="T108" style:family="text">
      <style:text-properties officeooo:rsid="0049e367"/>
    </style:style>
    <style:style style:name="T109" style:family="text">
      <style:text-properties officeooo:rsid="0074a231"/>
    </style:style>
    <style:style style:name="T110" style:family="text">
      <style:text-properties officeooo:rsid="0078dd79"/>
    </style:style>
    <style:style style:name="T111" style:family="text">
      <style:text-properties officeooo:rsid="0079ed8c"/>
    </style:style>
    <style:style style:name="T112" style:family="text">
      <style:text-properties officeooo:rsid="007b4f9a"/>
    </style:style>
    <style:style style:name="T113" style:family="text">
      <style:text-properties officeooo:rsid="007cf5c1"/>
    </style:style>
    <style:style style:name="T114" style:family="text">
      <style:text-properties officeooo:rsid="00814b4c"/>
    </style:style>
    <style:style style:name="T115" style:family="text">
      <style:text-properties officeooo:rsid="00870f65"/>
    </style:style>
    <style:style style:name="T116" style:family="text">
      <style:text-properties officeooo:rsid="0089e2f3"/>
    </style:style>
    <style:style style:name="T117" style:family="text">
      <style:text-properties officeooo:rsid="00ad0aa5"/>
    </style:style>
    <style:style style:name="T118" style:family="text">
      <style:text-properties officeooo:rsid="00afae28"/>
    </style:style>
    <style:style style:name="T119" style:family="text">
      <style:text-properties officeooo:rsid="00d7e87c"/>
    </style:style>
    <style:style style:name="T120" style:family="text">
      <style:text-properties officeooo:rsid="00d8bc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P90"/>
      <text:p text:style-name="P90"/>
      <text:p text:style-name="P90"/>
      <text:p text:style-name="P90"/>
      <text:p text:style-name="P90"/>
      <text:p text:style-name="P90"/>
      <text:p text:style-name="P90"/>
      <text:p text:style-name="P90"/>
      <text:p text:style-name="P90"/>
      <text:p text:style-name="P48">User Manual</text:p>
      <text:p text:style-name="P1"/>
      <text:p text:style-name="P1"/>
      <text:p text:style-name="P94">Authoring App </text:p>
      <text:p text:style-name="P92">developed by </text:p>
      <text:p text:style-name="P92"/>
      <text:p text:style-name="P91">Micah Arndt</text:p>
      <text:p text:style-name="P91">Kevin Chan</text:p>
      <text:p text:style-name="P91">Connor Ahearn</text:p>
      <text:p text:style-name="P91"/>
      <text:p text:style-name="P93">With source code from EECS 2311 dev. tea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3">Table of Contents</text:p>
      <text:p text:style-name="P6"/>
      <text:p text:style-name="P6">1. <text:span text:style-name="T2">What You Can Do With Our Program</text:span></text:p>
      <text:p text:style-name="P57">2. <text:span text:style-name="T107">What You Can’t Do With Our Program</text:span></text:p>
      <text:p text:style-name="P6">3. <text:span text:style-name="T105">Explaining Sections</text:span></text:p>
      <text:p text:style-name="P6">4. <text:span text:style-name="T108">Keystrokes You Can Use</text:span></text:p>
      <text:p text:style-name="P6">5. <text:span text:style-name="T4">Adding Text</text:span></text:p>
      <text:p text:style-name="P6">6. <text:span text:style-name="T4">Adding Questions and Answers</text:span></text:p>
      <text:p text:style-name="P6">7. <text:s/><text:span text:style-name="T23">Activating Braille Cell Pins</text:span></text:p>
      <text:p text:style-name="P6">8. <text:span text:style-name="T103">Saving Your scenario</text:span></text:p>
      <text:p text:style-name="P6">9. <text:span text:style-name="T104">Editing Your Scenario</text:span></text:p>
      <text:p text:style-name="P57">10. <text:span text:style-name="T106"><text:s/>Loading Your Scenario</text:span></text:p>
      <text:p text:style-name="P61">11. <text:span text:style-name="T106">Testing Your Scenario</text:span></text:p>
      <text:p text:style-name="P5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4"><text:soft-page-break/>1</text:p>
      <text:p text:style-name="P7"/>
      <text:p text:style-name="P20"/>
      <text:p text:style-name="P8">What <text:span text:style-name="T5">Y</text:span>ou <text:span text:style-name="T5">C</text:span>an <text:span text:style-name="T5">D</text:span>o <text:span text:style-name="T5">W</text:span>ith <text:span text:style-name="T5">O</text:span>ur <text:span text:style-name="T5">P</text:span>rogram!</text:p>
      <text:p text:style-name="P3"/>
      <text:p text:style-name="P62"><text:tab/>Create new scenarios.</text:p>
      <text:p text:style-name="P62"><text:s/><text:tab/><text:span text:style-name="T109">Edit </text:span>new scenarios.</text:p>
      <text:p text:style-name="P62"><text:span text:style-name="T109"><text:tab/>Test</text:span> new scenarios.</text:p>
      <text:p text:style-name="P62"/>
      <text:p text:style-name="P4"><text:tab/><text:span text:style-name="T1">When editing:</text:span></text:p>
      <text:p text:style-name="P46"><text:tab/><text:tab/>Decide whether you want to add story elements to the scenario or</text:p>
      <text:p text:style-name="P47"><text:tab/><text:tab/><text:tab/>add question and answers.</text:p>
      <text:p text:style-name="P47"><text:tab/><text:tab/></text:p>
      <text:p text:style-name="P19"><text:tab/><text:tab/><text:span text:style-name="T109">Indicate which letter you want to display on the braille cell.</text:span></text:p>
      <text:p text:style-name="P19"><text:tab/><text:tab/></text:p>
      <text:p text:style-name="P19"><text:tab/><text:tab/><text:span text:style-name="T110">Add multiple “Sections” to your scenario. <text:tab/></text:span></text:p>
      <text:p text:style-name="P58"><text:tab/><text:tab/><text:tab/><text:span text:style-name="T113">See “Explaining Sections” to learn about Sections.</text:span></text:p>
      <text:p text:style-name="P58"/>
      <text:p text:style-name="P58"/>
      <text:p text:style-name="P65">2</text:p>
      <text:p text:style-name="P23"/>
      <text:p text:style-name="P13">What <text:span text:style-name="T115">Y</text:span>ou Can’t Do <text:span text:style-name="T115">W</text:span>ith <text:span text:style-name="T115">O</text:span>ur <text:span text:style-name="T115">P</text:span>rogram</text:p>
      <text:p text:style-name="P38"/>
      <text:p text:style-name="P38"/>
      <text:p text:style-name="P5"><text:tab/>Load old scenarios for editing and testing.</text:p>
      <text:p text:style-name="P5"><text:tab/><text:tab/><text:span text:style-name="T111">We intend to add the ability to select scenario files and load those files into the program <text:tab/><text:tab/><text:tab/>so that they can be further edited. </text:span></text:p>
      <text:p text:style-name="P5"/>
      <text:p text:style-name="P58"><text:tab/>Use keystrokes to traverse the user interface.</text:p>
      <text:p text:style-name="P58"><text:tab/><text:tab/><text:span text:style-name="T112">There are preset keystrokes that most screen readers implement which will be explained <text:tab/><text:tab/>in “Keystrokes You Can Use”. Additional keystrokes are intended to be added to <text:tab/><text:tab/><text:tab/><text:tab/>the program, so that certain fields can be added quickly, later on.</text:span></text:p>
      <text:p text:style-name="P58"/>
      <text:p text:style-name="P47"><text:tab/>Dictate when and what braille cell pins should be displayed/activated.</text:p>
      <text:p text:style-name="P47"><text:tab/><text:tab/><text:span text:style-name="T114">Current ability of the program is to only displayed and indicated letter. This will be <text:tab/><text:tab/><text:tab/>expanded to accept binary strings, which means full coverage of the braille cell’s <text:tab/><text:tab/><text:tab/>characters will be open to the user. The ability to change the pins whenever will be <text:tab/><text:tab/><text:tab/>added later.</text:span></text:p>
      <text:p text:style-name="P47"/>
      <text:p text:style-name="P19"><text:span text:style-name="T3"><text:tab/>A</text:span>dd audio to play in the scenario. </text:p>
      <text:p text:style-name="P19"><text:tab/><text:tab/><text:span text:style-name="T116">The program does not allow the user to select audio files and add them to the scenario. <text:tab/><text:tab/><text:tab/>This function is intended to be added later.</text:span></text:p>
      <text:p text:style-name="P58"/>
      <text:p text:style-name="P58"/>
      <text:p text:style-name="P58"/>
      <text:p text:style-name="P58"/>
      <text:p text:style-name="P66"><text:soft-page-break/>3</text:p>
      <text:p text:style-name="P18"/>
      <text:p text:style-name="P69">Explaining Sections</text:p>
      <text:p text:style-name="P74"/>
      <text:p text:style-name="P50"><text:span text:style-name="T78"><text:tab/></text:span><text:span text:style-name="T79">Sections is </text:span><text:span text:style-name="T80">what we call </text:span><text:span text:style-name="T81">the pieces that </text:span><text:span text:style-name="T82">you </text:span><text:span text:style-name="T81">will use to create </text:span><text:span text:style-name="T82">your</text:span><text:span text:style-name="T81"> scenarios. </text:span><text:span text:style-name="T82">These pieces are what you edit.</text:span></text:p>
      <text:p text:style-name="P51"><text:span text:style-name="T82"><text:s/><text:tab/>When in the editing window, you are able to write text in 5 different fields. Each have a different purpose, </text:span><text:span text:style-name="T83">which will be explained later.</text:span><text:span text:style-name="T82"> </text:span><text:span text:style-name="T88">W</text:span><text:span text:style-name="T85">hen you click <text:s/>“Save”, all the things you typed in the 5 fields will be saved into 1 section, you can then go to the combobox and select “New Section” </text:span><text:span text:style-name="T86">in order for the </text:span><text:span text:style-name="T87">fields to be emptied, allowing you to write a new section</text:span><text:span text:style-name="T83">. </text:span><text:span text:style-name="T87">Y</text:span><text:span text:style-name="T84">ou must save the section in order to begin working on another, </text:span><text:span text:style-name="T88">or else you will lose all the things you typed in the fields</text:span><text:span text:style-name="T84">. </text:span></text:p>
      <text:p text:style-name="P51"><text:span text:style-name="T84"><text:tab/></text:span><text:span text:style-name="T87">Creating </text:span><text:span text:style-name="T89">and saving</text:span><text:span text:style-name="T87"> sections </text:span><text:span text:style-name="T84">allows you to switch between adding story sections and question sections to the scenario. </text:span></text:p>
      <text:p text:style-name="P52"><text:span text:style-name="T84"><text:tab/></text:span><text:span text:style-name="T85">The intention here is</text:span><text:span text:style-name="T84"> </text:span><text:span text:style-name="T85">for </text:span><text:span text:style-name="T89">you </text:span><text:span text:style-name="T85">to </text:span><text:span text:style-name="T90">have a</text:span><text:span text:style-name="T85"> story </text:span><text:span text:style-name="T90">planed out</text:span><text:span text:style-name="T85">. </text:span><text:span text:style-name="T90">Then, instead of adding the story all at once to the scenario, </text:span><text:span text:style-name="T91">you break the story into pieces or “Sections”. You can then add those pieces to the scenario one by one, one piece per section. </text:span><text:span text:style-name="T92">While you are adding section and when you want to ask a question in the middle of the story, instead of adding the next </text:span><text:span text:style-name="T93">piece of the story, have the next section be a question section instead, questions </text:span><text:span text:style-name="T94">are also one per section</text:span><text:span text:style-name="T93">. This way, you can control the flow of the scenario.</text:span></text:p>
      <text:p text:style-name="P52"><text:span text:style-name="T93"><text:tab/>Dictated by how you add sections, you can have a piece of a story be read, then a question, </text:span><text:span text:style-name="T94">then story, then 3 questions, then back to story.</text:span></text:p>
      <text:p text:style-name="P75"><text:tab/>Alternatively, you can only add question sections and never worry about a story.</text:p>
      <text:p text:style-name="P55"><text:span text:style-name="T94"><text:tab/>T</text:span><text:span text:style-name="T78">he sections can hold a lot of text so if you have a lot to say but only one question to ask, that can all be done in one section. </text:span><text:span text:style-name="T95">Just type out what you have to say in the field called “Story”, then in the same field add the question, finally fill out the other fields appropriate to that question. <text:s/></text:span></text:p>
      <text:p text:style-name="P74"/>
      <text:p text:style-name="P66">4</text:p>
      <text:p text:style-name="P18"/>
      <text:p text:style-name="P70">Keystrokes You Can Use</text:p>
      <text:p text:style-name="P74"/>
      <text:p text:style-name="P49"><text:span text:style-name="T78"><text:tab/></text:span><text:span text:style-name="T96">This program will have additional </text:span><text:span text:style-name="T97">keystrokes later. </text:span></text:p>
      <text:p text:style-name="P76"><text:tab/></text:p>
      <text:p text:style-name="P54"><text:span text:style-name="T97"><text:tab/>For now </text:span><text:span text:style-name="T100">here are some keystrokes for traversing the GUI</text:span></text:p>
      <text:p text:style-name="P78"><text:tab/></text:p>
      <text:p text:style-name="P54"><text:span text:style-name="T100"><text:tab/><text:tab/>P</text:span><text:span text:style-name="T97">ress “Tab” key to locate the next element on the GUI.</text:span></text:p>
      <text:p text:style-name="P77"><text:tab/></text:p>
      <text:p text:style-name="P53"><text:span text:style-name="T97"><text:tab/><text:tab/></text:span><text:span text:style-name="T98">P</text:span><text:span text:style-name="T97">ress “Shift” + “Tab” keys at once to go to the previous </text:span><text:span text:style-name="T98">elements</text:span></text:p>
      <text:p text:style-name="P79"><text:tab/></text:p>
      <text:p text:style-name="P53"><text:span text:style-name="T98"><text:tab/><text:tab/></text:span><text:span text:style-name="T99">While a text area is selected, pressing “Tab” will type a tap in the area, so use “Control” <text:tab/><text:tab/><text:tab/><text:tab/>+ “Tab” to go to next </text:span><text:span text:style-name="T100">element.</text:span></text:p>
      <text:p text:style-name="P59"><text:tab/></text:p>
      <text:p text:style-name="P58"><text:tab/><text:tab/><text:span text:style-name="T117">Press “Alt” (Windows) or “Option” (Mac) to access the “File” menu bar and use arrow <text:tab/><text:tab/><text:tab/><text:tab/>keys to traverse through the options.</text:span></text:p>
      <text:p text:style-name="P58"><text:tab/></text:p>
      <text:p text:style-name="P60"><text:tab/><text:tab/><text:span text:style-name="T118">Press “Enter” when you want to click the element you have highlighted.</text:span></text:p>
      <text:p text:style-name="P58"/>
      <text:p text:style-name="P58"><text:soft-page-break/></text:p>
      <text:p text:style-name="P58"/>
      <text:p text:style-name="P58"/>
      <text:p text:style-name="P66">5</text:p>
      <text:p text:style-name="P22"/>
      <text:p text:style-name="P21"/>
      <text:p text:style-name="P17">Adding Text</text:p>
      <text:p text:style-name="P27"><text:tab/></text:p>
      <text:p text:style-name="P24"><text:span text:style-name="T6"><text:tab/></text:span><text:span text:style-name="T7">Text will make up most of the scenario’s content, even if it’s to be screen read to the users. While creating and editing the scenario’s users have the option to either add text that contributes to a story, or add </text:span><text:span text:style-name="T8">text that is a question for teaching purposes. Adding text to the </text:span><text:span text:style-name="T9">scenario is the same process for both cases. More on adding questions and answers in the next section. </text:span></text:p>
      <text:p text:style-name="P28"/>
      <text:p text:style-name="P25"><text:span text:style-name="T9">I</text:span><text:span text:style-name="T6">n order to add text:</text:span></text:p>
      <text:p text:style-name="P29"/>
      <text:p text:style-name="P26"><text:span text:style-name="T6"><text:tab/></text:span><text:span text:style-name="T11">L</text:span><text:span text:style-name="T10">ocate and select the box titled </text:span><text:span text:style-name="T24">“</text:span><text:span text:style-name="T25">S</text:span><text:span text:style-name="T24">tory”</text:span><text:span text:style-name="T27"> </text:span></text:p>
      <text:p text:style-name="P25"><text:span text:style-name="T27"><text:tab/></text:span><text:span text:style-name="T31">O</text:span><text:span text:style-name="T28">nce selected </text:span><text:span text:style-name="T29">the user will be able to type in the text they wish to be included in scenario. </text:span></text:p>
      <text:p text:style-name="P25"><text:span text:style-name="T29"><text:tab/><text:tab/></text:span><text:span text:style-name="T34">** Note ** </text:span><text:span text:style-name="T35">braille cell field and answer field need to have </text:span><text:span text:style-name="T36">values in order to be able to <text:tab/><text:tab/><text:tab/>save the section.</text:span></text:p>
      <text:p text:style-name="P25"><text:span text:style-name="T29"><text:tab/></text:span><text:span text:style-name="T30">Locate and </text:span><text:span text:style-name="T32">selected</text:span><text:span text:style-name="T30"> the “</text:span><text:span text:style-name="T33">Save Section</text:span><text:span text:style-name="T30">” button.</text:span></text:p>
      <text:p text:style-name="P34"/>
      <text:p text:style-name="P34"/>
      <text:p text:style-name="P34"/>
      <text:p text:style-name="P67">6</text:p>
      <text:p text:style-name="P35"/>
      <text:p text:style-name="P12">Adding Questions and Answers</text:p>
      <text:p text:style-name="P36"/>
      <text:p text:style-name="P30"><text:span text:style-name="T26"><text:tab/></text:span><text:span text:style-name="T37">As stated before, </text:span><text:span text:style-name="T38">text maybe added to </text:span><text:span text:style-name="T39">the scenario for two foreseeable reasons, story elements or questions. When the user wants to add a </text:span><text:span text:style-name="T40">question to the scenario </text:span><text:span text:style-name="T41">they need to:</text:span></text:p>
      <text:p text:style-name="P37"/>
      <text:p text:style-name="P30"><text:span text:style-name="T41"><text:tab/>Type the question in text for</text:span><text:span text:style-name="T43">m</text:span><text:span text:style-name="T41"> in the “story” field.</text:span></text:p>
      <text:p text:style-name="P30"><text:span text:style-name="T41"><text:tab/>Locate </text:span><text:span text:style-name="T42">and select the “</text:span><text:span text:style-name="T43">correct” field</text:span></text:p>
      <text:p text:style-name="P30"><text:span text:style-name="T43"><text:tab/>Type out what should be said when </text:span><text:span text:style-name="T44">the </text:span><text:span text:style-name="T49">correct answer is chosen while the scenario is run</text:span><text:span text:style-name="T50">n</text:span><text:span text:style-name="T49">ing.</text:span></text:p>
      <text:p text:style-name="P31"><text:span text:style-name="T44"><text:tab/></text:span><text:span text:style-name="T45">Locate and select the “incorr</text:span><text:span text:style-name="T47">e</text:span><text:span text:style-name="T45">ct” field</text:span></text:p>
      <text:p text:style-name="P31"><text:span text:style-name="T45"><text:tab/>Type out what should be said</text:span><text:span text:style-name="T46"> when incorrect answer is given. </text:span></text:p>
      <text:p text:style-name="P39"><text:tab/></text:p>
      <text:p text:style-name="P32"><text:span text:style-name="T48">S</text:span><text:span text:style-name="T26">ince this is about teaching braille, it’s expected that all questions will have to deal with braille. Therefore, each section must have </text:span><text:span text:style-name="T51">a braille character to be displayed. Fill out the Braille cell field with just a single letter.</text:span></text:p>
      <text:p text:style-name="P81"/>
      <text:p text:style-name="P33"><text:span text:style-name="T51">F</text:span><text:span text:style-name="T26">or answers, you need to indicate which button will be the correct </text:span><text:span text:style-name="T52">button to click. </text:span><text:span text:style-name="T53">In this program, the number of possible buttons are limited to 4. This will change in future updates. </text:span><text:span text:style-name="T52">Make sure to include instructions of which button represents what. </text:span><text:span text:style-name="T53">If you select “3” to be the answer button, have the text in the “Story” describe what button 3 represents in context of this question.</text:span></text:p>
      <text:p text:style-name="P39"><text:tab/></text:p>
      <text:p text:style-name="P39"/>
      <text:p text:style-name="P68"><text:soft-page-break/>7</text:p>
      <text:p text:style-name="P40"/>
      <text:p text:style-name="P9">Activating Braille Cell Pins</text:p>
      <text:p text:style-name="P14"/>
      <text:p text:style-name="P15"><text:tab/><text:span text:style-name="T71">Since this is all about teaching braille, you are going to need some braille cell functionality. We <text:tab/>got you covered. </text:span></text:p>
      <text:p text:style-name="P83"/>
      <text:p text:style-name="P15"><text:span text:style-name="T71"><text:tab/></text:span><text:span text:style-name="T72">Somewhat. More coverage is to come.</text:span></text:p>
      <text:p text:style-name="P84"><text:tab/></text:p>
      <text:p text:style-name="P15"><text:span text:style-name="T72"><text:tab/></text:span><text:span text:style-name="T73">Right now, every section requires </text:span><text:span text:style-name="T74">1 letter to be entered. This letter will be </text:span><text:span text:style-name="T75">displayed while the <text:tab/><text:tab/><text:tab/>text in “story” is being read. In the future, you will be able to enter 8-bit binary string</text:span><text:span text:style-name="T76">s,<text:tab/><text:tab/><text:tab/></text:span><text:span text:style-name="T77">a</text:span><text:span text:style-name="T76">s well as letters, </text:span><text:span text:style-name="T75">as representations of each braille cell. </text:span></text:p>
      <text:p text:style-name="P45"/>
      <text:p text:style-name="P15"/>
      <text:p text:style-name="P15"><text:s/></text:p>
      <text:p text:style-name="P39"/>
      <text:p text:style-name="P39"/>
      <text:p text:style-name="P68">8</text:p>
      <text:p text:style-name="P44"/>
      <text:p text:style-name="P10">Saving Your Scenario</text:p>
      <text:p text:style-name="P10"><text:tab/></text:p>
      <text:p text:style-name="P10"><text:span text:style-name="T54"><text:tab/></text:span><text:span text:style-name="T55">In order to to be able to run your scenario, you are going to need to save it first. </text:span><text:span text:style-name="T56">In our program, there are two ways of saving, one for when you want to keep adding more questions and stories, and another for when you are done and no longer want to add anything to your scenario.</text:span></text:p>
      <text:p text:style-name="P41"/>
      <text:p text:style-name="P11"><text:span text:style-name="T56">W</text:span><text:span text:style-name="T54">hen you want save but also add more:</text:span></text:p>
      <text:p text:style-name="P11"><text:span text:style-name="T54"><text:tab/></text:span><text:span text:style-name="T57">Locate and select the combo box named “sections” - see </text:span><text:span text:style-name="T101">“</text:span><text:span text:style-name="T102">Explaining Sections</text:span><text:span text:style-name="T101">”</text:span><text:span text:style-name="T57"> in this manual <text:tab/>for more info on what we mean by sections and how you can use them.</text:span></text:p>
      <text:p text:style-name="P11"><text:span text:style-name="T57"><text:tab/></text:span><text:span text:style-name="T58">You will see</text:span><text:span text:style-name="T59"> a “</text:span><text:span text:style-name="T65">New Section</text:span><text:span text:style-name="T59">”</text:span><text:span text:style-name="T60"> button </text:span><text:span text:style-name="T66">in the combo box</text:span><text:span text:style-name="T60">. </text:span><text:span text:style-name="T66">This button will be used to add more <text:tab/><text:tab/><text:tab/>sections to your scenario. Also this combo box will be where you can switch between <text:tab/><text:tab/><text:tab/>sections. As you save sections, their names will appear in the combo box.</text:span></text:p>
      <text:p text:style-name="P11"><text:span text:style-name="T59"><text:tab/></text:span><text:span text:style-name="T67">Once you have written out your first section in the fields, click “Save Section” button in the <text:tab/><text:tab/><text:tab/>bottom left. Then click “New section”. </text:span><text:span text:style-name="T59">When you click “</text:span><text:span text:style-name="T68">New Section</text:span><text:span text:style-name="T59">” </text:span><text:span text:style-name="T61">all the fields will <text:tab/><text:tab/>go blank. This is okay! What has happened is all your work has been saved in</text:span><text:span text:style-name="T68">to a section <text:tab/><text:tab/>named as the words you wrote in the name field. </text:span><text:span text:style-name="T61"><text:s/></text:span></text:p>
      <text:p text:style-name="P11"><text:span text:style-name="T62"><text:tab/>You can add as many sections to your scenario as you want. This way, you can add questions <text:tab/><text:tab/><text:tab/>into the middle of stories by creating one section to hold part of a story, the next section <text:tab/><text:tab/><text:tab/>to hold a question and then the next </text:span><text:span text:style-name="T63">to continue the stories. These sections are stored in <text:tab/><text:tab/><text:tab/>order of when you created them, so every time you add </text:span><text:span text:style-name="T64">a new one, it will come after the <text:tab/><text:tab/>previous one you created.</text:span></text:p>
      <text:p text:style-name="P11"><text:span text:style-name="T64"/></text:p>
      <text:p text:style-name="P11"><text:span text:style-name="T64"><text:tab/></text:span><text:span text:style-name="T69">Once you are done writing the scenario and are ready to save the whole thing. Go to “File” and <text:tab/><text:tab/><text:tab/>click “Save Project”. You will be asked to give your scenario a name. Once you </text:span><text:span text:style-name="T70">click <text:tab/><text:tab/><text:tab/>“Save” a text file will be created with the name of your scenario. This is your scenario. </text:span></text:p>
      <text:p text:style-name="P42"/>
      <text:p text:style-name="P43"><text:soft-page-break/><text:tab/></text:p>
      <text:p text:style-name="P44"/>
      <text:p text:style-name="P68">9</text:p>
      <text:p text:style-name="P16"/>
      <text:p text:style-name="P10">Editing Your Scenario</text:p>
      <text:p text:style-name="P85"/>
      <text:p text:style-name="P85"><text:tab/><text:span text:style-name="T12">For the time being, you can only edit the scenario you have just created. You can’t close the <text:tab/>program, open it again and then load an old scenario you already created. This functionality will <text:tab/>come later.</text:span></text:p>
      <text:p text:style-name="P85"><text:span text:style-name="T12"/></text:p>
      <text:p text:style-name="P85"><text:span text:style-name="T12"><text:tab/></text:span><text:span text:style-name="T13">For now, while you have </text:span><text:span text:style-name="T14">the current scenario open that you are creating and you want to change <text:s/></text:span><text:span text:style-name="T15"><text:s/><text:tab/>some things in previous sections, you can use the </text:span><text:span text:style-name="T16">combo box to select whichever section you <text:tab/>want.</text:span><text:span text:style-name="T14"> </text:span><text:span text:style-name="T18">All the content of that </text:span><text:span text:style-name="T16">section will be loaded to the </text:span><text:span text:style-name="T17">GUI, </text:span><text:span text:style-name="T18">you can then change the fields, <text:tab/>press “Save Section” and that section will retain the new changes. </text:span></text:p>
      <text:p text:style-name="P85"><text:span text:style-name="T18"/></text:p>
      <text:p text:style-name="P95"><text:span text:style-name="T18">1</text:span><text:span text:style-name="T6">0</text:span></text:p>
      <text:p text:style-name="P87"><text:span text:style-name="T6"/></text:p>
      <text:p text:style-name="P72">Loading Your Scenarios</text:p>
      <text:p text:style-name="P86"><text:span text:style-name="T6"/></text:p>
      <text:p text:style-name="P86"><text:span text:style-name="T6">This Function is not implemented yet. Ability to load and edit already created scenarios will come later.</text:span></text:p>
      <text:p text:style-name="P86"><text:span text:style-name="T6"/></text:p>
      <text:p text:style-name="P95"><text:span text:style-name="T6">11</text:span></text:p>
      <text:p text:style-name="P72"><text:span text:style-name="T6"/></text:p>
      <text:p text:style-name="P73">Testing Your S<text:span text:style-name="T119">ce</text:span>narios</text:p>
      <text:p text:style-name="P73"/>
      <text:p text:style-name="P82"><text:tab/><text:span text:style-name="T120">On the opening screen you are given a choice to create or test scenarios. </text:span></text:p>
      <text:p text:style-name="P82"><text:tab/><text:tab/><text:span text:style-name="T120">Select “Test Scenario”</text:span></text:p>
      <text:p text:style-name="P85"><text:tab/><text:span text:style-name="T19">You will then be given a choice between </text:span><text:span text:style-name="T20">using a Visual User Interface or an Audio User <text:tab/>Interface.</text:span></text:p>
      <text:p text:style-name="P85"><text:span text:style-name="T20"><text:tab/><text:tab/>** Note ** Audio User Interface still uses a GUI that you must traverse. The difference <text:tab/><text:tab/><text:tab/><text:tab/>is that the Audio User Interface gives a description of the elements present in the <text:tab/><text:tab/><text:tab/>GUI so the user can be aware of the environment.</text:span></text:p>
      <text:p text:style-name="P85"><text:span text:style-name="T20"><text:tab/></text:span><text:span text:style-name="T21">You will then be given the ability to choose a text file. Any scenario text files you save should <text:tab/><text:tab/>be either on your desktop or in the same folder as the program files.</text:span></text:p>
      <text:p text:style-name="P85"><text:span text:style-name="T21"><text:tab/></text:span></text:p>
      <text:p text:style-name="P85"><text:span text:style-name="T21"><text:tab/></text:span><text:span text:style-name="T22">Once an appropriate file is selected, the file will be played in the braille cell device simulator <text:tab/>you cho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00:44:36.935000000</meta:creation-date>
    <meta:generator>LibreOffice/5.3.5.2$Windows_X86_64 LibreOffice_project/50d9bf2b0a79cdb85a3814b592608037a682059d</meta:generator>
    <dc:date>2018-02-23T19:23:45.208000000</dc:date>
    <meta:editing-duration>PT12H42M42S</meta:editing-duration>
    <meta:editing-cycles>208</meta:editing-cycles>
    <meta:document-statistic meta:table-count="0" meta:image-count="0" meta:object-count="0" meta:page-count="7" meta:paragraph-count="121" meta:word-count="1744" meta:character-count="9694" meta:non-whitespace-character-count="7845"/>
  </office:meta>
</office:document-meta>
</file>